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xml" manifest:full-path="Configurations2/accelerator/current.xml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</office:automatic-styles>
  <office:body>
    <office:text>
      <text:table-of-content>
        <text:table-of-content-source text:outline-level="2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ción-a-mkdocs"/>Introducción a MkDocs<text:bookmark-end text:name="introducción-a-mkdocs"/></text:h>
      <text:p text:style-name="First_20_paragraph"><text:span text:style-name="T1">MkDocs</text:span> es un framework que permite crear sitios web de documentación muy fácilmente, usando lenguaje <text:span text:style-name="T2">Markdown</text:span>.</text:p>
      <text:h text:style-name="Heading_20_2" text:outline-level="2"><text:bookmark-start text:name="requisitos-previos"/>Requisitos previos<text:bookmark-end text:name="requisitos-previos"/></text:h>
      <text:p text:style-name="First_20_paragraph">Para poder utilizar <text:span text:style-name="T2">MkDocs</text:span> es necesario tener instalado Python previamente. Además, necesitamos instalar las siguientes librerías usando el comando <text:span text:style-name="Source_Text">pip</text:span>, bien en la distribución general del sistema, o en un entorno virtual propio (<text:span text:style-name="T2">venv</text:span>):</text:p>
      <text:list text:style-name="L1">
        <text:list-item>
          <text:p text:style-name="P1">El propio framework <text:span text:style-name="T2">mkdocs</text:span>, que podemos instalar a través de <text:span text:style-name="Source_Text">pip</text:span> con el comando <text:span text:style-name="Source_Text">pip install mkdocs</text:span></text:p>
        </text:list-item>
        <text:list-item>
          <text:p text:style-name="P1">Si queremos utilizar algún tema de diseño externo a MkDocs, como por ejemplo el que usaremos aquí (<text:span text:style-name="T2">material</text:span>), lo debemos instalar también. El comando en este caso es <text:span text:style-name="Source_Text">pip install mkdocs material</text:span></text:p>
        </text:list-item>
      </text:list>
      <text:h text:style-name="Heading_20_2" text:outline-level="2"><text:bookmark-start text:name="comandos-útiles"/>Comandos útiles<text:bookmark-end text:name="comandos-útiles"/></text:h>
      <text:p text:style-name="First_20_paragraph">Para crear el esqueleto de un sitio <text:span text:style-name="T2">MkDocs</text:span> podemos usar el comando <text:span text:style-name="Source_Text">mkdocs new</text:span> indicando un nombre de carpeta (se creará una carpeta con dicho nombre en la carpeta donde estemos):</text:p>
      <text:p text:style-name="P2">mkdocs new mi_web</text:p>
      <text:p text:style-name="First_20_paragraph">Se creará una estructura de carpetas y archivos que explicaremos más adelante. Pero antes explicamos otros comandos útiles que podemos lanzar durante nuestra edición del sitio:</text:p>
      <text:list text:style-name="L2">
        <text:list-item>
          <text:p text:style-name="P3"><text:span text:style-name="Source_Text">mkdocs serve</text:span> - Lanza un servidor local para probar la web. Cualquier cambio que hagamos en los contenidos o el estilo relanzará el servidor automáticamente, aunque es posible que algunos cambios profundos produzcan un error y necesitemos parar y reiniciar el servidor manualmente.</text:p>
        </text:list-item>
        <text:list-item>
          <text:p text:style-name="P3"><text:span text:style-name="Source_Text">mkdocs build</text:span> - Se genera el sitio HTML completo en la subcarpeta <text:span text:style-name="Source_Text">site</text:span> (para publicarlo en un servidor local o externo).</text:p>
        </text:list-item>
        <text:list-item>
          <text:p text:style-name="P3"><text:span text:style-name="Source_Text">mkdocs -h</text:span> - Muestra ayuda en el terminal sobre el uso del comando</text:p>
        </text:list-item>
        <text:list-item>
          <text:p text:style-name="P3"><text:span text:style-name="Source_Text">mkdocs gh-deploy</text:span> - Despliega la web en el repositorio asociado de GitHub (este paso se deberá hacer previamente), en una rama alternativa llamada <text:span text:style-name="Source_Text">gh-pages</text:span>.</text:p>
        </text:list-item>
      </text:list>
      <text:h text:style-name="Heading_20_2" text:outline-level="2"><text:bookmark-start text:name="estructura-de-carpetas"/>Estructura de carpetas<text:bookmark-end text:name="estructura-de-carpetas"/></text:h>
      <text:p text:style-name="First_20_paragraph">La estructura de carpetas y archivos que se crea con el comando <text:span text:style-name="Source_Text">mkdocs new</text:span> es la siguiente:</text:p>
      <text:list text:style-name="L3">
        <text:list-item>
          <text:p text:style-name="P4"><text:span text:style-name="Source_Text">mkdocs.yml</text:span>: fichero de configuración general del sitio, en formato YAML</text:p>
        </text:list-item>
        <text:list-item>
          <text:p text:style-name="P4"><text:span text:style-name="Source_Text">docs/</text:span>: subcarpeta donde colocaremos todos nuestros documentos Markdown que formarán parte de la web</text:p>
        </text:list-item>
        <text:list-item>
          <text:p text:style-name="P4"><text:span text:style-name="Source_Text">docs/index.md</text:span>: fichero inicial de prueba (página raíz del sitio), con un contenido por defecto</text:p>
        </text:list-item>
      </text:list>
      <text:h text:style-name="Heading_20_2" text:outline-level="2"><text:bookmark-start text:name="aspectos-relevantes-de-la-configuración"/>Aspectos relevantes de la configuración<text:bookmark-end text:name="aspectos-relevantes-de-la-configuración"/></text:h>
      <text:p text:style-name="First_20_paragraph">Veremos a continuación algunos parámetros relevantes que podemos incluir en el fichero de configuración <text:span text:style-name="Source_Text">mkdocs.yml</text:span>, y que se pueden consultar en el fichero de configuración de este mismo repositorio:</text:p>
      <text:list text:style-name="L4">
        <text:list-item>
          <text:p text:style-name="P5"><text:span text:style-name="Source_Text">site_name</text:span>: nombre del sitio (aparecerá en la barra superior de navegación)</text:p>
        </text:list-item>
        <text:list-item>
          <text:p text:style-name="P5"><text:span text:style-name="Source_Text">site_url</text:span>: URL principal del servidor donde se publicará</text:p>
        </text:list-item>
        <text:list-item>
          <text:p text:style-name="P5"><text:span text:style-name="Source_Text">use_directory_urls</text:span>: a <text:span text:style-name="T2">true</text:span> hace URLs amigables, y a <text:span text:style-name="T2">false</text:span> deja las URL como páginas HTML (una por cada documento Markdown).</text:p>
        </text:list-item>
        <text:list-item>
          <text:p text:style-name="P5"><text:span text:style-name="Source_Text">nav</text:span>: define nuestro menú de navegación (en el caso del tema <text:span text:style-name="T2">material</text:span>, se ubica en la parte izquierda). Especificamos el título de cada apartado y la página <text:span text:style-name="T2">Markdown</text:span> que se mostrará.</text:p>
        </text:list-item>
        <text:list-item>
          <text:p text:style-name="P5"><text:span text:style-name="Source_Text">theme</text:span>: configura el tema CSS que se utilizará. Internamente admite varias opciones; aquí citamos las más habituales:</text:p>
          <text:list text:style-name="L5">
            <text:list-item>
              <text:p text:style-name="P6"><text:span text:style-name="Source_Text">language</text:span>: idioma de la web (en nuestro caso, <text:span text:style-name="Source_Text">es</text:span>)</text:p>
            </text:list-item>
            <text:list-item>
              <text:p text:style-name="P6"><text:span text:style-name="Source_Text">name</text:span>: nombre del tema (en nuestro ejemplo, <text:span text:style-name="T2">material</text:span>)</text:p>
            </text:list-item>
            <text:list-item>
              <text:p text:style-name="P6"><text:span text:style-name="Source_Text">palette</text:span>: permite elegir la paleta de colores del tema. Podemos optar por una combinación simple de colores <text:span text:style-name="Source_Text">primary</text:span> (barra de navegación y color de enlaces) y <text:span text:style-name="Source_Text">accent</text:span> (color de elementos interactuables), o bien definir <text:span text:style-name="T2">esquemas</text:span>. En concreto <text:span text:style-name="T2">Material</text:span> dispone de un tema oscuro llamado <text:span text:style-name="T2">slate</text:span> y un tema claro llamdo <text:span text:style-name="T2">default</text:span>, y podemos configurar aquí los colores y cómo cambiar de uno a otro desde la propia web. Más información <text:a xlink:type="simple" xlink:href="https://squidfunk.github.io/mkdocs-material/setup/changing-the-colors/" office:name=""><text:span text:style-name="Definition">aquí</text:span></text:a>.</text:p>
            </text:list-item>
            <text:list-item>
              <text:p text:style-name="P6"><text:span text:style-name="Source_Text">font</text:span>: permite especificar fuente para el texto (propiedad <text:span text:style-name="Source_Text">text</text:span>) y para el código fuente (propiedad <text:span text:style-name="Source_Text">code</text:span>).</text:p>
            </text:list-item>
            <text:list-item>
              <text:p text:style-name="P6"><text:span text:style-name="Source_Text">logo</text:span>: permite establecer el logo que aparecerá en la barra de navegación superior</text:p>
            </text:list-item>
            <text:list-item>
              <text:p text:style-name="P6"><text:span text:style-name="Source_Text">features</text:span>: características adicionales a incluir en el tema. Algunos ejemplos son <text:span text:style-name="Source_Text">header.autohide</text:span> (para ocultar la barra de navegación superior cuando hacemos scroll por la página), <text:span text:style-name="Source_Text">navigation.top</text:span> (para mostrar un botón para volver al inicio cuando hacemos scroll hacia abajo), o <text:span text:style-name="Source_Text">toc.follow</text:span> (para mostrar en la barra de navegación el título de la página actual cuando hacemos scroll hacia abajo).</text:p>
            </text:list-item>
          </text:list>
        </text:list-item>
      </text:list>
      <text:p text:style-name="First_20_paragraph">Aquí vemos un ejemplo de fichero de configuración, el que se usa para esta misma web:</text:p>
      <text:p text:style-name="Preformatted_20_Text">
<text:span text:style-name="FunctionTok">site_name</text:span><text:span text:style-name="KeywordTok">:</text:span><text:span text:style-name="AttributeTok"><text:s text:c="1"/>Página de prueba con Material for MkDocs</text:span>
</text:p>
      <text:p text:style-name="Preformatted_20_Text">
<text:span text:style-name="FunctionTok">site_url</text:span><text:span text:style-name="KeywordTok">:</text:span><text:span text:style-name="AttributeTok"><text:s text:c="1"/>https://nahoiborraies.github.io/prueba_mkdocs</text:span>
</text:p>
      <text:p text:style-name="Preformatted_20_Text">
<text:span text:style-name="FunctionTok">use_directory_urls</text:span><text:span text:style-name="KeywordTok">:</text:span><text:span text:style-name="AttributeTok"><text:s text:c="1"/></text:span><text:span text:style-name="CharTok">false</text:span>
</text:p>
      <text:p text:style-name="Preformatted_20_Text">
</text:p>
      <text:p text:style-name="Preformatted_20_Text">
<text:span text:style-name="CommentTok"># Menú de navegación (izquierda)</text:span>
</text:p>
      <text:p text:style-name="Preformatted_20_Text">
<text:span text:style-name="FunctionTok">nav</text:span><text:span text:style-name="KeywordTok">:</text:span>
</text:p>
      <text:p text:style-name="Preformatted_20_Text">
<text:span text:style-name="AttributeTok"><text:s text:c="2"/></text:span><text:span text:style-name="KeywordTok">-</text:span><text:span text:style-name="AttributeTok"><text:s text:c="1"/></text:span><text:span text:style-name="FunctionTok">Introducción</text:span><text:span text:style-name="KeywordTok">:</text:span><text:span text:style-name="AttributeTok"><text:s text:c="1"/>index.md</text:span>
</text:p>
      <text:p text:style-name="Preformatted_20_Text">
<text:span text:style-name="AttributeTok"><text:s text:c="2"/></text:span><text:span text:style-name="KeywordTok">-</text:span><text:span text:style-name="AttributeTok"><text:s text:c="1"/></text:span><text:span text:style-name="FunctionTok">Características importantes</text:span><text:span text:style-name="KeywordTok">:</text:span><text:span text:style-name="AttributeTok"><text:s text:c="1"/></text:span>
</text:p>
      <text:p text:style-name="Preformatted_20_Text">
<text:span text:style-name="AttributeTok"><text:s text:c="4"/></text:span><text:span text:style-name="KeywordTok">-</text:span><text:span text:style-name="AttributeTok"><text:s text:c="1"/></text:span><text:span text:style-name="FunctionTok">Opciones con el código fuente</text:span><text:span text:style-name="KeywordTok">:</text:span><text:span text:style-name="AttributeTok"><text:s text:c="1"/>01.md</text:span>
</text:p>
      <text:p text:style-name="Preformatted_20_Text">
<text:span text:style-name="AttributeTok"><text:s text:c="4"/></text:span><text:span text:style-name="KeywordTok">-</text:span><text:span text:style-name="AttributeTok"><text:s text:c="1"/></text:span><text:span text:style-name="FunctionTok">Subir documentación a GH Pages</text:span><text:span text:style-name="KeywordTok">:</text:span><text:span text:style-name="AttributeTok"><text:s text:c="1"/>02.md</text:span>
</text:p>
      <text:p text:style-name="Preformatted_20_Text">
</text:p>
      <text:p text:style-name="Preformatted_20_Text">
<text:span text:style-name="CommentTok"># Tema CSS</text:span>
</text:p>
      <text:p text:style-name="Preformatted_20_Text">
<text:span text:style-name="FunctionTok">theme</text:span><text:span text:style-name="KeywordTok">:</text:span>
</text:p>
      <text:p text:style-name="Preformatted_20_Text">
<text:span text:style-name="AttributeTok"><text:s text:c="2"/></text:span><text:span text:style-name="FunctionTok">language</text:span><text:span text:style-name="KeywordTok">:</text:span><text:span text:style-name="AttributeTok"><text:s text:c="1"/>es</text:span>
</text:p>
      <text:p text:style-name="Preformatted_20_Text">
<text:span text:style-name="AttributeTok"><text:s text:c="2"/></text:span><text:span text:style-name="FunctionTok">name</text:span><text:span text:style-name="KeywordTok">:</text:span><text:span text:style-name="AttributeTok"><text:s text:c="1"/></text:span><text:span text:style-name="StringTok">"material"</text:span>
</text:p>
      <text:p text:style-name="Preformatted_20_Text">
<text:span text:style-name="AttributeTok"><text:s text:c="2"/></text:span><text:span text:style-name="FunctionTok">palette</text:span><text:span text:style-name="KeywordTok">:</text:span>
</text:p>
      <text:p text:style-name="Preformatted_20_Text">
<text:span text:style-name="CommentTok"><text:s text:c="4"/># Aquí se configuran los temas claro y oscuro, respectivamente</text:span>
</text:p>
      <text:p text:style-name="Preformatted_20_Text">
<text:span text:style-name="AttributeTok"><text:s text:c="4"/></text:span><text:span text:style-name="KeywordTok">-</text:span><text:span text:style-name="AttributeTok"><text:s text:c="1"/></text:span><text:span text:style-name="FunctionTok">scheme</text:span><text:span text:style-name="KeywordTok">:</text:span><text:span text:style-name="AttributeTok"><text:s text:c="1"/>default</text:span>
</text:p>
      <text:p text:style-name="Preformatted_20_Text">
<text:span text:style-name="AttributeTok"><text:s text:c="6"/></text:span><text:span text:style-name="FunctionTok">primary</text:span><text:span text:style-name="KeywordTok">:</text:span><text:span text:style-name="AttributeTok"><text:s text:c="1"/></text:span><text:span text:style-name="StringTok">"blue"</text:span>
</text:p>
      <text:p text:style-name="Preformatted_20_Text">
<text:span text:style-name="AttributeTok"><text:s text:c="6"/></text:span><text:span text:style-name="FunctionTok">accent</text:span><text:span text:style-name="KeywordTok">:</text:span><text:span text:style-name="AttributeTok"><text:s text:c="1"/></text:span><text:span text:style-name="StringTok">"yellow"</text:span>
</text:p>
      <text:p text:style-name="Preformatted_20_Text">
<text:span text:style-name="AttributeTok"><text:s text:c="6"/></text:span><text:span text:style-name="FunctionTok">toggle</text:span><text:span text:style-name="KeywordTok">:</text:span>
</text:p>
      <text:p text:style-name="Preformatted_20_Text">
<text:span text:style-name="AttributeTok"><text:s text:c="8"/></text:span><text:span text:style-name="FunctionTok">icon</text:span><text:span text:style-name="KeywordTok">:</text:span><text:span text:style-name="AttributeTok"><text:s text:c="1"/>material/toggle-switch-off-outline</text:span>
</text:p>
      <text:p text:style-name="Preformatted_20_Text">
<text:span text:style-name="AttributeTok"><text:s text:c="8"/></text:span><text:span text:style-name="FunctionTok">name</text:span><text:span text:style-name="KeywordTok">:</text:span><text:span text:style-name="AttributeTok"><text:s text:c="1"/>Cambiar a modo noche</text:span>
</text:p>
      <text:p text:style-name="Preformatted_20_Text">
<text:span text:style-name="AttributeTok"><text:s text:c="4"/></text:span><text:span text:style-name="KeywordTok">-</text:span><text:span text:style-name="AttributeTok"><text:s text:c="1"/></text:span><text:span text:style-name="FunctionTok">scheme</text:span><text:span text:style-name="KeywordTok">:</text:span><text:span text:style-name="AttributeTok"><text:s text:c="1"/>slate </text:span>
</text:p>
      <text:p text:style-name="Preformatted_20_Text">
<text:span text:style-name="AttributeTok"><text:s text:c="6"/></text:span><text:span text:style-name="FunctionTok">primary</text:span><text:span text:style-name="KeywordTok">:</text:span><text:span text:style-name="AttributeTok"><text:s text:c="1"/></text:span><text:span text:style-name="StringTok">"blue"</text:span>
</text:p>
      <text:p text:style-name="Preformatted_20_Text">
<text:span text:style-name="AttributeTok"><text:s text:c="6"/></text:span><text:span text:style-name="FunctionTok">accent</text:span><text:span text:style-name="KeywordTok">:</text:span><text:span text:style-name="AttributeTok"><text:s text:c="1"/></text:span><text:span text:style-name="StringTok">"yellow"</text:span>
</text:p>
      <text:p text:style-name="Preformatted_20_Text">
<text:span text:style-name="AttributeTok"><text:s text:c="6"/></text:span><text:span text:style-name="FunctionTok">toggle</text:span><text:span text:style-name="KeywordTok">:</text:span>
</text:p>
      <text:p text:style-name="Preformatted_20_Text">
<text:span text:style-name="AttributeTok"><text:s text:c="8"/></text:span><text:span text:style-name="FunctionTok">icon</text:span><text:span text:style-name="KeywordTok">:</text:span><text:span text:style-name="AttributeTok"><text:s text:c="1"/>material/toggle-switch</text:span>
</text:p>
      <text:p text:style-name="Preformatted_20_Text">
<text:span text:style-name="AttributeTok"><text:s text:c="8"/></text:span><text:span text:style-name="FunctionTok">name</text:span><text:span text:style-name="KeywordTok">:</text:span><text:span text:style-name="AttributeTok"><text:s text:c="1"/>Cambiar a modo día</text:span>
</text:p>
      <text:p text:style-name="Preformatted_20_Text">
<text:span text:style-name="AttributeTok"><text:s text:c="2"/></text:span><text:span text:style-name="FunctionTok">font</text:span><text:span text:style-name="KeywordTok">:</text:span>
</text:p>
      <text:p text:style-name="Preformatted_20_Text">
<text:span text:style-name="AttributeTok"><text:s text:c="4"/></text:span><text:span text:style-name="FunctionTok">text</text:span><text:span text:style-name="KeywordTok">:</text:span><text:span text:style-name="AttributeTok"><text:s text:c="1"/>Roboto</text:span>
</text:p>
      <text:p text:style-name="Preformatted_20_Text">
<text:span text:style-name="AttributeTok"><text:s text:c="4"/></text:span><text:span text:style-name="FunctionTok">code</text:span><text:span text:style-name="KeywordTok">:</text:span><text:span text:style-name="AttributeTok"><text:s text:c="1"/>Roboto Mono</text:span>
</text:p>
      <text:p text:style-name="Preformatted_20_Text">
<text:span text:style-name="AttributeTok"><text:s text:c="2"/></text:span><text:span text:style-name="FunctionTok">logo</text:span><text:span text:style-name="KeywordTok">:</text:span><text:span text:style-name="AttributeTok"><text:s text:c="1"/></text:span><text:span text:style-name="StringTok">"images/logo.png"</text:span>
</text:p>
      <text:p text:style-name="Preformatted_20_Text">
<text:span text:style-name="AttributeTok"><text:s text:c="2"/></text:span><text:span text:style-name="FunctionTok">features</text:span><text:span text:style-name="KeywordTok">:</text:span>
</text:p>
      <text:p text:style-name="Preformatted_20_Text">
<text:span text:style-name="AttributeTok"><text:s text:c="4"/></text:span><text:span text:style-name="KeywordTok">-</text:span><text:span text:style-name="AttributeTok"><text:s text:c="1"/>header.autohide</text:span>
</text:p>
      <text:p text:style-name="Preformatted_20_Text">
<text:span text:style-name="AttributeTok"><text:s text:c="4"/></text:span><text:span text:style-name="KeywordTok">-</text:span><text:span text:style-name="AttributeTok"><text:s text:c="1"/>navigation.top</text:span>
</text:p>
      <text:p text:style-name="Preformatted_20_Text">
<text:span text:style-name="AttributeTok"><text:s text:c="4"/></text:span><text:span text:style-name="KeywordTok">-</text:span><text:span text:style-name="AttributeTok"><text:s text:c="1"/>navigation.tracking</text:span>
</text:p>
      <text:p text:style-name="Preformatted_20_Text">
<text:span text:style-name="AttributeTok"><text:s text:c="4"/></text:span><text:span text:style-name="KeywordTok">-</text:span><text:span text:style-name="AttributeTok"><text:s text:c="1"/>navigation.footer</text:span>
</text:p>
      <text:p text:style-name="Preformatted_20_Text">
<text:span text:style-name="AttributeTok"><text:s text:c="4"/></text:span><text:span text:style-name="KeywordTok">-</text:span><text:span text:style-name="AttributeTok"><text:s text:c="1"/>navigation.indexes</text:span>
</text:p>
      <text:p text:style-name="Preformatted_20_Text">
<text:span text:style-name="AttributeTok"><text:s text:c="4"/></text:span><text:span text:style-name="KeywordTok">-</text:span><text:span text:style-name="AttributeTok"><text:s text:c="1"/>content.code.annotate</text:span>
</text:p>
      <text:p text:style-name="Preformatted_20_Text">
<text:span text:style-name="AttributeTok"><text:s text:c="4"/></text:span><text:span text:style-name="KeywordTok">-</text:span><text:span text:style-name="AttributeTok"><text:s text:c="1"/>announce.dismiss</text:span>
</text:p>
      <text:p text:style-name="Preformatted_20_Text">
<text:span text:style-name="AttributeTok"><text:s text:c="4"/></text:span><text:span text:style-name="KeywordTok">-</text:span><text:span text:style-name="AttributeTok"><text:s text:c="1"/>toc.follow</text:span>
</text:p>
      <text:p text:style-name="Preformatted_20_Text">
<text:span text:style-name="AttributeTok"><text:s text:c="4"/></text:span><text:span text:style-name="KeywordTok">-</text:span><text:span text:style-name="AttributeTok"><text:s text:c="1"/>content.code.copy</text:span>
</text:p>
      <text:p text:style-name="Preformatted_20_Text">
</text:p>
      <text:p text:style-name="Preformatted_20_Text">
<text:span text:style-name="CommentTok"># CSS adicional</text:span>
</text:p>
      <text:p text:style-name="Preformatted_20_Text">
<text:span text:style-name="FunctionTok">extra_css</text:span><text:span text:style-name="KeywordTok">:</text:span>
</text:p>
      <text:p text:style-name="Preformatted_20_Text">
<text:span text:style-name="AttributeTok"><text:s text:c="2"/></text:span><text:span text:style-name="KeywordTok">-</text:span><text:span text:style-name="AttributeTok"><text:s text:c="1"/>css/extra.css</text:span>
</text:p>
      <text:p text:style-name="Preformatted_20_Text">
</text:p>
      <text:p text:style-name="Preformatted_20_Text">
<text:span text:style-name="CommentTok"># Opciones adicionales de configuración</text:span>
</text:p>
      <text:p text:style-name="Preformatted_20_Text">
<text:span text:style-name="FunctionTok">extra</text:span><text:span text:style-name="KeywordTok">:</text:span>
</text:p>
      <text:p text:style-name="Preformatted_20_Text">
<text:span text:style-name="AttributeTok"><text:s text:c="2"/></text:span><text:span text:style-name="FunctionTok">consent</text:span><text:span text:style-name="KeywordTok">:</text:span>
</text:p>
      <text:p text:style-name="Preformatted_20_Text">
<text:span text:style-name="AttributeTok"><text:s text:c="4"/></text:span><text:span text:style-name="FunctionTok">title</text:span><text:span text:style-name="KeywordTok">:</text:span><text:span text:style-name="AttributeTok"><text:s text:c="1"/>Consentimiento de cookies</text:span>
</text:p>
      <text:p text:style-name="Preformatted_20_Text">
<text:span text:style-name="FunctionTok"><text:s text:c="4"/>description</text:span><text:span text:style-name="KeywordTok">: </text:span><text:span text:style-name="CharTok">&gt;-</text:span>
</text:p>
      <text:p text:style-name="Preformatted_20_Text">
<text:span text:style-name="NormalTok"><text:s text:c="6"/>Este sitio web utiliza cookies para ofrecerte una mejor experiencia. </text:span>
</text:p>
      <text:p text:style-name="Preformatted_20_Text">
<text:span text:style-name="NormalTok"><text:s text:c="6"/>Al hacer clic en "Aceptar", aceptas el uso de cookies. </text:span>
</text:p>
      <text:p text:style-name="Preformatted_20_Text">
<text:span text:style-name="NormalTok"><text:s text:c="6"/>También puedes configurar tus preferencias de cookies si lo prefieres.</text:span>
</text:p>
      <text:p text:style-name="Preformatted_20_Text">
</text:p>
      <text:p text:style-name="Preformatted_20_Text">
<text:span text:style-name="CommentTok"># Plugins adicionales</text:span>
</text:p>
      <text:p text:style-name="Preformatted_20_Text">
<text:span text:style-name="FunctionTok">plugins</text:span><text:span text:style-name="KeywordTok">:</text:span>
</text:p>
      <text:p text:style-name="Preformatted_20_Text">
<text:span text:style-name="AttributeTok"><text:s text:c="2"/></text:span><text:span text:style-name="KeywordTok">-</text:span><text:span text:style-name="AttributeTok"><text:s text:c="1"/>search</text:span>
</text:p>
      <text:p text:style-name="Preformatted_20_Text">
</text:p>
      <text:p text:style-name="Preformatted_20_Text">
<text:span text:style-name="CommentTok"># Extensiones de Markdown habilitadas</text:span>
</text:p>
      <text:p text:style-name="Preformatted_20_Text">
<text:span text:style-name="FunctionTok">markdown_extensions</text:span><text:span text:style-name="KeywordTok">:</text:span>
</text:p>
      <text:p text:style-name="Preformatted_20_Text">
<text:span text:style-name="AttributeTok"><text:s text:c="2"/></text:span><text:span text:style-name="KeywordTok">-</text:span><text:span text:style-name="AttributeTok"><text:s text:c="1"/>admonition</text:span>
</text:p>
      <text:p text:style-name="Preformatted_20_Text">
<text:span text:style-name="AttributeTok"><text:s text:c="2"/></text:span><text:span text:style-name="KeywordTok">-</text:span><text:span text:style-name="AttributeTok"><text:s text:c="1"/>attr_list</text:span>
</text:p>
      <text:p text:style-name="Preformatted_20_Text">
<text:span text:style-name="AttributeTok"><text:s text:c="2"/></text:span><text:span text:style-name="KeywordTok">-</text:span><text:span text:style-name="AttributeTok"><text:s text:c="1"/>md_in_html</text:span>
</text:p>
      <text:p text:style-name="Preformatted_20_Text">
<text:span text:style-name="AttributeTok"><text:s text:c="2"/></text:span><text:span text:style-name="KeywordTok">-</text:span><text:span text:style-name="AttributeTok"><text:s text:c="1"/>meta</text:span>
</text:p>
      <text:p text:style-name="Preformatted_20_Text">
<text:span text:style-name="AttributeTok"><text:s text:c="2"/></text:span><text:span text:style-name="KeywordTok">-</text:span><text:span text:style-name="AttributeTok"><text:s text:c="1"/>pymdownx.details <text:s text:c="1"/></text:span>
</text:p>
      <text:p text:style-name="Preformatted_20_Text">
<text:span text:style-name="AttributeTok"><text:s text:c="2"/></text:span><text:span text:style-name="KeywordTok">-</text:span><text:span text:style-name="AttributeTok"><text:s text:c="1"/></text:span><text:span text:style-name="FunctionTok">pymdownx.tasklist</text:span><text:span text:style-name="KeywordTok">:</text:span>
</text:p>
      <text:p text:style-name="Preformatted_20_Text">
<text:span text:style-name="AttributeTok"><text:s text:c="6"/></text:span><text:span text:style-name="FunctionTok">custom_checkbox</text:span><text:span text:style-name="KeywordTok">:</text:span><text:span text:style-name="AttributeTok"><text:s text:c="1"/></text:span><text:span text:style-name="CharTok">true</text:span>
</text:p>
      <text:p text:style-name="Preformatted_20_Text">
<text:span text:style-name="AttributeTok"><text:s text:c="2"/></text:span><text:span text:style-name="KeywordTok">-</text:span><text:span text:style-name="AttributeTok"><text:s text:c="1"/>pymdownx.inlinehilite</text:span>
</text:p>
      <text:p text:style-name="Preformatted_20_Text">
<text:span text:style-name="AttributeTok"><text:s text:c="2"/></text:span><text:span text:style-name="KeywordTok">-</text:span><text:span text:style-name="AttributeTok"><text:s text:c="1"/></text:span><text:span text:style-name="FunctionTok">pymdownx.tabbed</text:span><text:span text:style-name="KeywordTok">:</text:span>
</text:p>
      <text:p text:style-name="Preformatted_20_Text">
<text:span text:style-name="AttributeTok"><text:s text:c="6"/></text:span><text:span text:style-name="FunctionTok">alternate_style</text:span><text:span text:style-name="KeywordTok">:</text:span><text:span text:style-name="AttributeTok"><text:s text:c="1"/></text:span><text:span text:style-name="CharTok">true</text:span>
</text:p>
      <text:p text:style-name="Preformatted_20_Text">
<text:span text:style-name="AttributeTok"><text:s text:c="2"/></text:span><text:span text:style-name="KeywordTok">-</text:span><text:span text:style-name="AttributeTok"><text:s text:c="1"/></text:span><text:span text:style-name="FunctionTok">pymdownx.emoji</text:span><text:span text:style-name="KeywordTok">:</text:span>
</text:p>
      <text:p text:style-name="Preformatted_20_Text">
<text:span text:style-name="AttributeTok"><text:s text:c="6"/></text:span><text:span text:style-name="FunctionTok">emoji_index</text:span><text:span text:style-name="KeywordTok">:</text:span><text:span text:style-name="AttributeTok"><text:s text:c="1"/></text:span><text:span text:style-name="OtherTok">!!python/name:material.extensions.emoji.twemoji</text:span>
</text:p>
      <text:p text:style-name="Preformatted_20_Text">
<text:span text:style-name="AttributeTok"><text:s text:c="6"/></text:span><text:span text:style-name="FunctionTok">emoji_generator</text:span><text:span text:style-name="KeywordTok">:</text:span><text:span text:style-name="AttributeTok"><text:s text:c="1"/></text:span><text:span text:style-name="OtherTok">!!python/name:material.extensions.emoji.to_svg</text:span>
</text:p>
      <text:p text:style-name="Preformatted_20_Text">
<text:span text:style-name="AttributeTok"><text:s text:c="2"/></text:span><text:span text:style-name="KeywordTok">-</text:span><text:span text:style-name="AttributeTok"><text:s text:c="1"/></text:span><text:span text:style-name="FunctionTok">pymdownx.superfences</text:span><text:span text:style-name="KeywordTok">:</text:span>
</text:p>
      <text:p text:style-name="Preformatted_20_Text">
<text:span text:style-name="AttributeTok"><text:s text:c="6"/></text:span><text:span text:style-name="FunctionTok">custom_fences</text:span><text:span text:style-name="KeywordTok">:</text:span>
</text:p>
      <text:p text:style-name="Preformatted_20_Text">
<text:span text:style-name="AttributeTok"><text:s text:c="8"/></text:span><text:span text:style-name="KeywordTok">-</text:span><text:span text:style-name="AttributeTok"><text:s text:c="1"/></text:span><text:span text:style-name="FunctionTok">name</text:span><text:span text:style-name="KeywordTok">:</text:span><text:span text:style-name="AttributeTok"><text:s text:c="1"/>mermaid</text:span>
</text:p>
      <text:p text:style-name="Preformatted_20_Text">
<text:span text:style-name="AttributeTok"><text:s text:c="10"/></text:span><text:span text:style-name="FunctionTok">class</text:span><text:span text:style-name="KeywordTok">:</text:span><text:span text:style-name="AttributeTok"><text:s text:c="1"/>mermaid</text:span>
</text:p>
      <text:p text:style-name="Preformatted_20_Text">
<text:span text:style-name="AttributeTok"><text:s text:c="10"/></text:span><text:span text:style-name="FunctionTok">format</text:span><text:span text:style-name="KeywordTok">:</text:span><text:span text:style-name="AttributeTok"><text:s text:c="1"/></text:span><text:span text:style-name="OtherTok">!!python/name:pymdownx.superfences.fence_code_format</text:span>
</text:p>
      <text:p text:style-name="Preformatted_20_Text">
<text:span text:style-name="AttributeTok"><text:s text:c="2"/></text:span><text:span text:style-name="KeywordTok">-</text:span><text:span text:style-name="AttributeTok"><text:s text:c="1"/>pymdownx.caret</text:span>
</text:p>
      <text:p text:style-name="Preformatted_20_Text">
<text:span text:style-name="AttributeTok"><text:s text:c="2"/></text:span><text:span text:style-name="KeywordTok">-</text:span><text:span text:style-name="AttributeTok"><text:s text:c="1"/>pymdownx.mark</text:span>
</text:p>
      <text:p text:style-name="Preformatted_20_Text">
<text:span text:style-name="AttributeTok"><text:s text:c="2"/></text:span><text:span text:style-name="KeywordTok">-</text:span><text:span text:style-name="AttributeTok"><text:s text:c="1"/>pymdownx.tilde</text:span>
</text:p>
      <text:p text:style-name="Preformatted_20_Text">
<text:span text:style-name="AttributeTok"><text:s text:c="2"/></text:span><text:span text:style-name="KeywordTok">-</text:span><text:span text:style-name="AttributeTok"><text:s text:c="1"/>pymdownx.keys</text:span>
</text:p>
      <text:p text:style-name="Preformatted_20_Text">
<text:span text:style-name="CommentTok"><text:s text:c="2"/># Uso correcto de listas (no embebidas en otros elementos)</text:span>
</text:p>
      <text:p text:style-name="Preformatted_20_Text">
<text:span text:style-name="AttributeTok"><text:s text:c="2"/></text:span><text:span text:style-name="KeywordTok">-</text:span><text:span text:style-name="AttributeTok"><text:s text:c="1"/>sane_lists</text:span>
</text:p>
      <text:p text:style-name="Preformatted_20_Text">
<text:span text:style-name="AttributeTok"><text:s text:c="2"/></text:span><text:span text:style-name="KeywordTok">-</text:span><text:span text:style-name="AttributeTok"><text:s text:c="1"/></text:span><text:span text:style-name="FunctionTok">toc</text:span><text:span text:style-name="KeywordTok">:</text:span>
</text:p>
      <text:p text:style-name="Preformatted_20_Text">
<text:span text:style-name="AttributeTok"><text:s text:c="6"/></text:span><text:span text:style-name="FunctionTok">permalink</text:span><text:span text:style-name="KeywordTok">:</text:span><text:span text:style-name="AttributeTok"><text:s text:c="1"/></text:span><text:span text:style-name="CharTok">true</text:span>
</text:p>
      <text:p text:style-name="Preformatted_20_Text">
<text:span text:style-name="AttributeTok"><text:s text:c="6"/></text:span><text:span text:style-name="FunctionTok">toc_depth</text:span><text:span text:style-name="KeywordTok">:</text:span><text:span text:style-name="AttributeTok"><text:s text:c="1"/></text:span><text:span text:style-name="DecValTok">4</text:span>
</text:p>
      <text:p text:style-name="First_20_paragraph">Para más información, visitar <text:a xlink:type="simple" xlink:href="https://www.mkdocs.org" office:name=""><text:span text:style-name="Definition">mkdocs.org</text:span></text:a> :smile:</text:p>
      <text:h text:style-name="Heading_20_1" text:outline-level="1"><text:bookmark-start text:name="opciones-con-el-código-fuente"/>Opciones con el código fuente<text:bookmark-end text:name="opciones-con-el-código-fuente"/></text:h>
      <text:p text:style-name="First_20_paragraph">En esta página veremos qué opciones tenemos para mostrar código fuente en nuestros documentos.</text:p>
      <text:h text:style-name="Heading_20_2" text:outline-level="2"><text:bookmark-start text:name="código-plano"/>Código plano<text:bookmark-end text:name="código-plano"/></text:h>
      <text:p text:style-name="First_20_paragraph">El código plano va encerrado entre triple acento abierto, como es habitual en Markdown, sin indicar ninguna característica de lenguaje:</text:p>
      <text:p text:style-name="P7"># Función Python</text:p>
      <text:p text:style-name="P8">def mifuncion():</text:p>
      <text:p text:style-name="P9"><text:s text:c="4"/>print("Hola mundo")</text:p>
      <text:p text:style-name="P10"><text:s text:c="4"/>return 0</text:p>
      <text:h text:style-name="Heading_20_2" text:outline-level="2"><text:bookmark-start text:name="código-para-un-lenguaje-específico"/>Código para un lenguaje específico<text:bookmark-end text:name="código-para-un-lenguaje-específico"/></text:h>
      <text:p text:style-name="First_20_paragraph">Para definir código para un lenguaje indicado y que se resalte su sintaxis, debemos especificar el nombre del lenguaje junto al triple acento de apertura en el código Markdown. Por ejemplo, <text:span text:style-name="Source_Text">py</text:span> para Python:</text:p>
      <text:p text:style-name="Preformatted_20_Text">
<text:span text:style-name="CommentTok"># Función Python</text:span>
</text:p>
      <text:p text:style-name="Preformatted_20_Text">
<text:span text:style-name="KeywordTok">def</text:span><text:span text:style-name="NormalTok"><text:s text:c="1"/>mifuncion():</text:span>
</text:p>
      <text:p text:style-name="Preformatted_20_Text">
<text:span text:style-name="NormalTok"><text:s text:c="4"/></text:span><text:span text:style-name="BuiltInTok">print</text:span><text:span text:style-name="NormalTok">(</text:span><text:span text:style-name="StringTok">"Hola mundo"</text:span><text:span text:style-name="NormalTok">)</text:span>
</text:p>
      <text:p text:style-name="Preformatted_20_Text">
<text:span text:style-name="NormalTok"><text:s text:c="4"/></text:span><text:span text:style-name="ControlFlowTok">return</text:span><text:span text:style-name="NormalTok"><text:s text:c="1"/></text:span><text:span text:style-name="DecValTok">0</text:span>
</text:p>
      <text:h text:style-name="Heading_20_2" text:outline-level="2"><text:bookmark-start text:name="código-con-título"/>Código con título<text:bookmark-end text:name="código-con-título"/></text:h>
      <text:p text:style-name="First_20_paragraph">Podemos especificar un título (por ejemplo, el nombre del fichero fuente que se debería crear), al crear el bloque de código</text:p>
      <text:p text:style-name="Text_20_body"><text:span text:style-name="Source_Text">py title="funciones.py" def mifuncion(): <text:s text:c="4"/>print("Hola mundo") <text:s text:c="4"/>return 0</text:span></text:p>
      <text:h text:style-name="Heading_20_2" text:outline-level="2"><text:bookmark-start text:name="código-con-números-de-línea"/>Código con números de línea<text:bookmark-end text:name="código-con-números-de-línea"/></text:h>
      <text:p text:style-name="First_20_paragraph">También podemos indicar que se muestren números de línea en el margen izquierdo:</text:p>
      <text:p text:style-name="Text_20_body"><text:span text:style-name="Source_Text">py linenums="1" # Ejemplo de función def mifuncion(): <text:s text:c="4"/>print("Hola mundo") <text:s text:c="4"/>return 0</text:span></text:p>
      <text:h text:style-name="Heading_20_2" text:outline-level="2"><text:bookmark-start text:name="resaltar-líneas"/>Resaltar líneas<text:bookmark-end text:name="resaltar-líneas"/></text:h>
      <text:p text:style-name="First_20_paragraph">Está permitido también resaltar líneas de código</text:p>
      <text:p text:style-name="Text_20_body"><text:span text:style-name="Source_Text">py hl_lines="2 3" linenums="1" # Ejemplo de función def mifuncion(): <text:s text:c="4"/>print("Hola mundo") <text:s text:c="4"/>return 0</text:span></text:p>
      <text:h text:style-name="Heading_20_1" text:outline-level="1"><text:bookmark-start text:name="subir-documentación-a-github-pages"/>Subir documentación a GitHub Pages<text:bookmark-end text:name="subir-documentación-a-github-pages"/></text:h>
      <text:p text:style-name="First_20_paragraph">Por definir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Arial" svg:font-family="Arial"/>
    <style:font-face style:font-adornments="Italic" style:font-family-generic="swiss" style:font-pitch="variable" style:name="Arial1" svg:font-family="Arial"/>
    <style:font-face style:font-adornments="Negrita" style:font-family-generic="swiss" style:font-pitch="variable" style:name="Arial2" svg:font-family="Arial"/>
    <style:font-face style:font-adornments="Normal" style:font-family-generic="swiss" style:font-pitch="variable" style:name="Arial3" svg:font-family="Arial"/>
    <style:font-face style:font-family-generic="modern" style:font-pitch="fixed" style:name="Courier New" svg:font-family="'Courier New'"/>
    <style:font-face style:font-family-generic="swiss" style:name="Lucida Sans" svg:font-family="'Lucida Sans'"/>
    <style:font-face style:font-family-generic="system" style:font-pitch="variable" style:name="Lucida Sans1" svg:font-family="'Lucida Sans'"/>
    <style:font-face style:name="Manjari Regular" svg:font-family="'Manjari Regular'"/>
    <style:font-face style:font-pitch="variable" style:name="Manjari Regular1" svg:font-family="'Manjari Regular'"/>
    <style:font-face style:font-adornments="Normal" style:font-pitch="variable" style:name="Manjari Regular2" svg:font-family="'Manjari Regular'"/>
    <style:font-face style:font-charset="x-symbol" style:name="OpenSymbol" svg:font-family="OpenSymbol"/>
    <style:font-face style:font-family-generic="system" style:font-pitch="variable" style:name="SimSun" svg:font-family="SimSun"/>
    <style:font-face style:font-family-generic="roman" style:font-pitch="variable" style:name="Times New Roman" svg:font-family="'Times New Roman'"/>
    <style:font-face style:font-adornments="Negrita" style:font-family-generic="swiss" style:font-pitch="variable" style:name="Trebuchet MS" svg:font-family="'Trebuchet MS'"/>
    <style:font-face style:font-adornments="Normal" style:font-family-generic="swiss" style:font-pitch="variable" style:name="Trebuchet MS1" svg:font-family="'Trebuchet MS'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style:flow-with-text="false" style:writing-mode="lr-tb" svg:stroke-color="#3465af" fo:wrap-option="no-wrap"/>
      <style:paragraph-properties style:font-independent-line-spacing="false" style:line-break="strict" style:text-autospace="ideograph-alpha" loext:tab-stop-distance="0cm">
        <style:tab-stops/>
      </style:paragraph-properties>
      <style:text-properties style:country-asian="CN" style:country-complex="IN" style:font-name="Times New Roman" style:font-name-asian="SimSun" style:font-name-complex="Lucida Sans1" style:font-size-asian="10.5pt" style:font-size-complex="12pt" style:language-asian="zh" style:language-complex="hi" style:letter-kerning="true" style:use-window-font-color="true" fo:country="ES" fo:font-size="12pt" fo:language="es" loext:opacity="0%"/>
    </style:default-style>
    <style:default-style style:family="paragraph">
      <style:paragraph-properties style:line-break="strict" style:punctuation-wrap="hanging" style:tab-stop-distance="1.27cm" style:text-autospace="ideograph-alpha" style:writing-mode="lr-tb" fo:hyphenation-ladder-count="no-limit"/>
      <style:text-properties style:country-asian="CN" style:country-complex="IN" style:font-name="Times New Roman" style:font-name-asian="SimSun" style:font-name-complex="Lucida Sans1" style:font-size-asian="10.5pt" style:font-size-complex="12pt" style:language-asian="zh" style:language-complex="hi" style:letter-kerning="true" style:use-window-font-color="true" fo:country="ES" fo:font-size="12pt" fo:hyphenate="false" fo:hyphenation-push-char-count="2" fo:hyphenation-remain-char-count="2" fo:language="es" loext:hyphenation-no-caps="false" loext:hyphenation-no-last-word="false" loext:hyphenation-word-char-count="no-limit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style:justify-single-word="false" fo:text-align="justify"/>
      <style:text-properties style:font-name="Manjari Regular2" style:font-pitch="variable" style:font-size-asian="10.5pt" style:font-style-name="Normal" fo:font-family="'Manjari Regular'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212cm" fo:margin-top="0.423cm"/>
      <style:text-properties style:font-family-asian="SimSun" style:font-family-complex="'Lucida Sans'" style:font-family-generic="swiss" style:font-family-generic-asian="system" style:font-family-generic-complex="system" style:font-name="Arial" style:font-name-asian="SimSun" style:font-name-complex="Lucida Sans1" style:font-pitch="variable" style:font-pitch-asian="variable" style:font-pitch-complex="variable" style:font-size-asian="14pt" style:font-size-complex="14pt" fo:font-family="Arial" fo:font-size="14pt"/>
    </style:style>
    <style:style style:class="text" style:display-name="Text body" style:family="paragraph" style:master-page-name="" style:name="Text_20_body" style:parent-style-name="Standard">
      <style:paragraph-properties style:contextual-spacing="false" style:justify-single-word="false" style:page-number="auto" fo:line-height="100%" fo:margin-bottom="0.199cm" fo:margin-top="0.199cm" fo:orphans="2" fo:text-align="justify" fo:widows="2"/>
      <style:text-properties officeooo:rsid="05602cda" style:font-name="Manjari Regular" style:font-size-asian="10.5pt" fo:color="#000000" fo:font-family="'Manjari Regular'" loext:opacity="100%"/>
    </style:style>
    <style:style style:class="list" style:family="paragraph" style:name="List" style:parent-style-name="Text_20_body">
      <style:text-properties style:font-family-complex="'Lucida Sans'" style:font-family-generic-complex="swiss" style:font-name-complex="Lucida Sans" style:font-size-asian="12pt"/>
    </style:style>
    <style:style style:class="extra" style:family="paragraph" style:name="Caption" style:parent-style-name="Standard">
      <style:paragraph-properties style:contextual-spacing="false" text:line-number="0" text:number-lines="false" fo:margin-bottom="0.212cm" fo:margin-top="0.212cm"/>
      <style:text-properties style:font-family-complex="'Lucida Sans'" style:font-family-generic-complex="swiss" style:font-name-complex="Lucida Sans" style:font-size-asian="12pt" style:font-size-complex="12pt" style:font-style-asian="italic" style:font-style-complex="italic" fo:font-size="12pt" fo:font-style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'Lucida Sans'" style:font-family-generic-complex="swiss" style:font-name-complex="Lucida Sans" style:font-size-asian="12pt"/>
    </style:style>
    <style:style style:class="html" style:family="paragraph" style:name="Quotations" style:parent-style-name="Standard">
      <style:paragraph-properties style:auto-text-indent="false" style:contextual-spacing="false" fo:margin-bottom="0.499cm" fo:margin-left="1cm" fo:margin-right="1cm" fo:margin-top="0cm" fo:text-indent="0cm"/>
    </style:style>
    <style:style style:class="chapter" style:family="paragraph" style:name="Title" style:next-style-name="Text_20_body" style:parent-style-name="Heading">
      <style:paragraph-properties style:contextual-spacing="false" style:justify-single-word="false" fo:margin-bottom="0.21cm" fo:margin-top="10.021cm" fo:text-align="center"/>
      <style:text-properties style:font-family-generic="swiss" style:font-name="Trebuchet MS" style:font-pitch="variable" style:font-size-asian="18pt" style:font-size-complex="18pt" style:font-style-name="Negrita" style:font-weight-asian="bold" style:font-weight-complex="normal" fo:font-family="'Trebuchet MS'" fo:font-size="48pt" fo:font-weight="bold"/>
    </style:style>
    <style:style style:class="chapter" style:family="paragraph" style:name="Subtitle" style:next-style-name="Text_20_body" style:parent-style-name="Heading">
      <style:paragraph-properties style:contextual-spacing="false" style:justify-single-word="false" fo:margin-bottom="0.21cm" fo:margin-top="2.02cm" fo:text-align="center"/>
      <style:text-properties style:font-family-generic="swiss" style:font-name="Trebuchet MS1" style:font-pitch="variable" style:font-size-asian="14pt" style:font-size-complex="14pt" style:font-style-asian="italic" style:font-style-complex="italic" style:font-style-name="Normal" fo:font-family="'Trebuchet MS'" fo:font-size="20pt" fo:font-style="normal"/>
    </style:style>
    <style:style style:class="text" style:default-outline-level="1" style:display-name="Heading 1" style:family="paragraph" style:master-page-name="" style:name="Heading_20_1" style:next-style-name="Text_20_body" style:parent-style-name="Heading">
      <style:paragraph-properties style:auto-text-indent="false" style:contextual-spacing="false" style:justify-single-word="false" style:page-number="auto" style:shadow="none" fo:border-bottom="2.04pt solid #000000" fo:border-left="none" fo:border-right="none" fo:border-top="none" fo:break-before="page" fo:margin-bottom="2cm" fo:margin-left="0cm" fo:margin-right="0cm" fo:margin-top="6.001cm" fo:padding="0.049cm" fo:text-align="end" fo:text-indent="0cm"/>
      <style:text-properties officeooo:rsid="05602cda" style:font-family-generic="swiss" style:font-name="Arial" style:font-pitch="variable" style:font-size-asian="16.1000003814697pt" style:font-size-complex="16.1000003814697pt" style:font-weight-asian="bold" style:font-weight-complex="normal" fo:color="#3773a5" fo:font-family="Arial" fo:font-size="40pt" fo:font-weight="bold" loext:opacity="100%"/>
    </style:style>
    <style:style style:class="text" style:default-outline-level="2" style:display-name="Heading 2" style:family="paragraph" style:master-page-name="" style:name="Heading_20_2" style:next-style-name="Text_20_body" style:parent-style-name="Heading">
      <loext:graphic-properties draw:fill="none" draw:fill-color="#729fcf"/>
      <style:paragraph-properties style:auto-text-indent="false" style:contextual-spacing="false" style:page-number="auto" style:shadow="none" fo:background-color="transparent" fo:border-bottom="1.56pt solid #666666" fo:border-left="none" fo:border-right="none" fo:border-top="none" fo:break-after="auto" fo:break-before="auto" fo:margin-bottom="0.6cm" fo:margin-left="0cm" fo:margin-right="0cm" fo:margin-top="1cm" fo:padding="0.049cm" fo:text-indent="0cm"/>
      <style:text-properties officeooo:rsid="05602cda" style:font-family-generic="swiss" style:font-name="Arial" style:font-pitch="variable" style:font-size-asian="14pt" style:font-size-complex="14pt" style:font-style-asian="italic" style:font-style-complex="italic" style:font-weight-asian="bold" style:font-weight-complex="normal" fo:color="#666666" fo:font-family="Arial" fo:font-size="28pt" fo:font-style="normal" fo:font-weight="bold" loext:opacity="100%"/>
    </style:style>
    <style:style style:class="text" style:default-outline-level="3" style:display-name="Heading 3" style:family="paragraph" style:name="Heading_20_3" style:next-style-name="Text_20_body" style:parent-style-name="Heading">
      <style:paragraph-properties style:auto-text-indent="false" style:contextual-spacing="false" style:shadow="none" fo:border-bottom="0.06pt solid #666666" fo:border-left="none" fo:border-right="none" fo:border-top="none" fo:margin-bottom="0.4cm" fo:margin-left="0cm" fo:margin-right="0cm" fo:margin-top="0.6cm" fo:padding="0.049cm" fo:text-indent="0cm"/>
      <style:text-properties officeooo:rsid="05602cda" style:font-family-generic="swiss" style:font-name="Arial" style:font-pitch="variable" style:font-size-asian="14pt" style:font-size-complex="14pt" style:font-weight-asian="bold" style:font-weight-complex="normal" fo:color="#808080" fo:font-family="Arial" fo:font-size="18pt" fo:font-style="normal" fo:font-weight="normal" loext:opacity="100%"/>
    </style:style>
    <style:style style:class="html" style:display-name="Preformatted Text" style:family="paragraph" style:name="Preformatted_20_Text" style:parent-style-name="Standard">
      <loext:graphic-properties draw:fill="none" draw:fill-color="#cccccc" draw:opacity="100%"/>
      <style:paragraph-properties style:contextual-spacing="true" fo:background-color="transparent" fo:border="0.06pt solid #808080" fo:margin-bottom="0.4cm" fo:margin-top="0.4cm" fo:padding="0.199cm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font-family="'Courier New'" fo:font-size="10pt"/>
    </style:style>
    <style:style style:class="text" style:default-outline-level="4" style:display-name="Heading 4" style:family="paragraph" style:master-page-name="" style:name="Heading_20_4" style:next-style-name="Text_20_body" style:parent-style-name="Heading">
      <style:paragraph-properties style:auto-text-indent="false" style:contextual-spacing="false" style:page-number="auto" style:shadow="none" fo:margin-bottom="0.31cm" fo:margin-left="0cm" fo:margin-right="0cm" fo:margin-top="0.4cm" fo:text-indent="0cm"/>
      <style:text-properties officeooo:rsid="05602cda" style:font-family-generic="swiss" style:font-name="Arial" style:font-pitch="variable" style:font-size-asian="85%" style:font-size-complex="85%" style:font-style-asian="italic" style:font-style-complex="italic" style:font-weight-asian="bold" style:font-weight-complex="normal" fo:color="#999999" fo:font-family="Arial" fo:font-size="14pt" fo:font-style="normal" fo:font-weight="bold" loext:opacity="100%"/>
    </style:style>
    <style:style style:class="index" style:display-name="Index Heading" style:family="paragraph" style:name="Index_20_Heading" style:parent-style-name="Heading"/>
    <style:style style:class="index" style:display-name="Contents Heading" style:family="paragraph" style:name="Contents_20_Heading" style:parent-style-name="Heading">
      <style:paragraph-properties style:auto-text-indent="false" style:justify-single-word="false" text:line-number="0" text:number-lines="false" fo:margin-left="0cm" fo:margin-right="0cm" fo:text-align="center" fo:text-indent="0cm"/>
      <style:text-properties style:font-family-generic="swiss" style:font-name="Arial" style:font-pitch="variable" style:font-size-asian="16pt" style:font-size-complex="16pt" style:font-weight-asian="bold" style:font-weight-complex="bold" fo:color="#3773a5" fo:font-family="Arial" fo:font-size="40pt" fo:font-weight="bold" loext:opacity="100%"/>
    </style:style>
    <style:style style:class="index" style:display-name="Contents 1" style:family="paragraph" style:name="Contents_20_1" style:parent-style-name="Index">
      <style:paragraph-properties style:auto-text-indent="false" style:contextual-spacing="false" fo:margin-bottom="0.499cm" fo:margin-left="0cm" fo:margin-right="0cm" fo:margin-top="0.499cm" fo:text-indent="0cm">
        <style:tab-stops>
          <style:tab-stop style:leader-style="dotted" style:leader-text="." style:position="17cm" style:type="right"/>
        </style:tab-stops>
      </style:paragraph-properties>
      <style:text-properties style:font-family-generic="swiss" style:font-name="Arial2" style:font-pitch="variable" style:font-style-name="Negrita" fo:font-family="Arial" fo:font-size="14pt" fo:font-weight="bold"/>
    </style:style>
    <style:style style:class="index" style:display-name="Contents 2" style:family="paragraph" style:name="Contents_20_2" style:parent-style-name="Index">
      <style:paragraph-properties style:auto-text-indent="false" style:contextual-spacing="false" fo:margin-bottom="0cm" fo:margin-left="0.499cm" fo:margin-right="0cm" fo:margin-top="0.199cm" fo:text-indent="0cm">
        <style:tab-stops>
          <style:tab-stop style:leader-style="dotted" style:leader-text="." style:position="17cm" style:type="right"/>
        </style:tab-stops>
      </style:paragraph-properties>
      <style:text-properties style:font-family-generic="swiss" style:font-name="Arial3" style:font-pitch="variable" style:font-style-name="Normal" fo:font-family="Arial"/>
    </style:style>
    <style:style style:default-outline-level="" style:display-name="w2e_Ejercicio" style:family="paragraph" style:list-style-name="" style:name="w2e_5f_Ejercicio" style:next-style-name="Text_20_body">
      <style:paragraph-properties style:contextual-spacing="false" style:justify-single-word="false" style:shadow="none" fo:border="0.06pt solid #b2b2b2" fo:margin-bottom="0.199cm" fo:margin-top="0.199cm" fo:padding="0.049cm" fo:text-align="start"/>
      <style:text-properties officeooo:rsid="021aadd1" style:font-family-generic="swiss" style:font-name="Arial" style:font-pitch="variable" style:font-size-asian="10.5pt" fo:color="#999999" fo:font-family="Arial" fo:font-size="14pt" fo:font-style="italic" loext:opacity="100%"/>
    </style:style>
    <style:style style:class="text" style:family="paragraph" style:master-page-name="" style:name="Enlace" style:parent-style-name="Text_20_body">
      <style:paragraph-properties style:justify-single-word="false" style:page-number="auto" fo:text-align="center"/>
      <style:text-properties officeooo:rsid="00370b14" style:font-size-asian="10.5pt" style:text-underline-color="font-color" style:text-underline-style="solid" style:text-underline-width="auto" fo:color="#666666" loext:opacity="100%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style:justify-single-word="false" text:line-number="0" text:number-lines="false" fo:text-align="center"/>
      <style:text-properties style:font-weight-asian="bold" style:font-weight-complex="bold" fo:font-weight="bold"/>
    </style:style>
    <style:style style:class="extra" style:display-name="Frame contents" style:family="paragraph" style:name="Frame_20_contents" style:parent-style-name="Standard">
      <style:paragraph-properties style:contextual-spacing="false" style:shadow="none" fo:border="0.06pt solid #999999" fo:margin-bottom="0.199cm" fo:margin-top="0.199cm" fo:padding="0.049cm"/>
      <style:text-properties style:font-family-generic="swiss" style:font-name="Arial1" style:font-pitch="variable" style:font-size-asian="10.5pt" style:font-style-name="Italic" fo:color="#999999" fo:font-family="Arial" fo:font-size="14pt" fo:font-style="italic" loext:opacity="100%"/>
    </style:style>
    <style:style style:class="text" style:display-name="Text body indent" style:family="paragraph" style:name="Text_20_body_20_indent" style:parent-style-name="Text_20_body">
      <style:paragraph-properties style:auto-text-indent="false" fo:margin-left="0.499cm" fo:margin-right="0cm" fo:text-indent="0cm"/>
    </style:style>
    <style:style style:class="text" style:family="paragraph" style:name="Signature" style:parent-style-name="Standard">
      <style:paragraph-properties text:line-number="0" text:number-lines="false"/>
    </style:style>
    <style:style style:default-outline-level="" style:family="paragraph" style:list-style-name="" style:master-page-name="" style:name="Ejercicio" style:next-style-name="Text_20_body">
      <style:paragraph-properties style:contextual-spacing="false" style:page-number="auto" style:shadow="none" fo:border="0.06pt solid #b2b2b2" fo:keep-with-next="always" fo:margin-bottom="0.199cm" fo:margin-top="0.199cm" fo:padding="0.049cm"/>
      <style:text-properties style:font-family-generic="swiss" style:font-name="Arial1" style:font-pitch="variable" style:font-size-asian="10.5pt" style:font-style-name="Italic" fo:color="#999999" fo:font-family="Arial" fo:font-size="14pt" fo:font-style="italic" loext:opacity="100%"/>
    </style:style>
    <style:style style:class="extra" style:display-name="Header and Footer" style:family="paragraph" style:name="Header_20_and_20_Footer" style:parent-style-name="Standard"/>
    <style:style style:class="extra" style:family="paragraph" style:name="Footer" style:parent-style-name="Standard">
      <style:paragraph-properties text:line-number="0" text:number-lines="false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 fo:font-style="italic"/>
    </style:style>
    <style:style style:class="extra" style:family="paragraph" style:name="Header" style:parent-style-name="Standard">
      <style:paragraph-properties text:line-number="0" text:number-lines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class="index" style:display-name="Contents 3" style:family="paragraph" style:master-page-name="" style:name="Contents_20_3" style:parent-style-name="Index">
      <style:paragraph-properties style:auto-text-indent="false" style:page-number="auto" fo:margin-left="0.998cm" fo:margin-right="0cm" fo:text-indent="0cm">
        <style:tab-stops>
          <style:tab-stop style:leader-style="dotted" style:leader-text="." style:position="16.002cm" style:type="right"/>
        </style:tab-stops>
      </style:paragraph-properties>
      <style:text-properties style:font-name="Manjari Regular2" style:font-pitch="variable" style:font-style-name="Normal" fo:color="#808080" fo:font-family="'Manjari Regular'" fo:font-style="normal" loext:opacity="100%"/>
    </style:style>
    <style:style style:class="index" style:display-name="Contents 4" style:family="paragraph" style:name="Contents_20_4" style:parent-style-name="Index">
      <style:paragraph-properties style:auto-text-indent="false" fo:margin-left="1.498cm" fo:margin-right="0cm" fo:text-indent="0cm">
        <style:tab-stops>
          <style:tab-stop style:leader-style="dotted" style:leader-text="." style:position="15.503cm" style:type="right"/>
        </style:tab-stops>
      </style:paragraph-properties>
    </style:style>
    <style:style style:display-name="Internet link" style:family="text" style:name="Internet_20_link">
      <style:text-properties style:country-asian="none" style:country-complex="none" style:language-asian="zxx" style:language-complex="zxx" style:text-underline-color="font-color" style:text-underline-style="solid" style:text-underline-width="auto" fo:color="#000080" loext:opacity="100%"/>
    </style:style>
    <style:style style:display-name="Index Link" style:family="text" style:name="Index_20_Link"/>
    <style:style style:display-name="Bullet Symbols" style:family="text" style:name="Bullet_20_Symbols">
      <style:text-properties style:font-charset="x-symbol" style:font-charset-asian="x-symbol" style:font-charset-complex="x-symbol" style:font-family-asian="OpenSymbol" style:font-family-complex="OpenSymbol" style:font-name="OpenSymbol" style:font-name-asian="OpenSymbol" style:font-name-complex="OpenSymbol" fo:font-family="OpenSymbol"/>
    </style:style>
    <style:style style:display-name="Numbering Symbols" style:family="text" style:name="Numbering_20_Symbols"/>
    <style:style style:display-name="Visited Internet Link" style:family="text" style:name="Visited_20_Internet_20_Link">
      <style:text-properties style:country-asian="none" style:country-complex="none" style:language-asian="zxx" style:language-complex="zxx" style:text-underline-color="font-color" style:text-underline-style="solid" style:text-underline-width="auto" fo:color="#800000" loext:opacity="100%"/>
    </style:style>
    <style:style style:family="text" style:name="KeywordTok">
      <style:text-properties fo:color="#007020" fo:font-weight="bold" loext:opacity="100%"/>
    </style:style>
    <style:style style:family="text" style:name="DataTypeTok">
      <style:text-properties fo:color="#902000" loext:opacity="100%"/>
    </style:style>
    <style:style style:family="text" style:name="DecValTok">
      <style:text-properties fo:color="#40a070" loext:opacity="100%"/>
    </style:style>
    <style:style style:family="text" style:name="BaseNTok">
      <style:text-properties fo:color="#40a070" loext:opacity="100%"/>
    </style:style>
    <style:style style:family="text" style:name="FloatTok">
      <style:text-properties fo:color="#40a070" loext:opacity="100%"/>
    </style:style>
    <style:style style:family="text" style:name="ConstantTok">
      <style:text-properties fo:color="#880000" loext:opacity="100%"/>
    </style:style>
    <style:style style:family="text" style:name="CharTok">
      <style:text-properties fo:color="#4070a0" loext:opacity="100%"/>
    </style:style>
    <style:style style:family="text" style:name="SpecialCharTok">
      <style:text-properties fo:color="#4070a0" loext:opacity="100%"/>
    </style:style>
    <style:style style:family="text" style:name="StringTok">
      <style:text-properties fo:color="#4070a0" loext:opacity="100%"/>
    </style:style>
    <style:style style:family="text" style:name="VerbatimStringTok">
      <style:text-properties fo:color="#4070a0" loext:opacity="100%"/>
    </style:style>
    <style:style style:family="text" style:name="SpecialStringTok">
      <style:text-properties fo:color="#bb6688" loext:opacity="100%"/>
    </style:style>
    <style:style style:family="text" style:name="ImportTok">
      <style:text-properties fo:color="#008000" fo:font-weight="bold" loext:opacity="100%"/>
    </style:style>
    <style:style style:family="text" style:name="CommentTok">
      <style:text-properties fo:color="#60a0b0" fo:font-style="italic" loext:opacity="100%"/>
    </style:style>
    <style:style style:family="text" style:name="DocumentationTok">
      <style:text-properties fo:color="#ba2121" fo:font-style="italic" loext:opacity="100%"/>
    </style:style>
    <style:style style:family="text" style:name="AnnotationTok">
      <style:text-properties fo:color="#60a0b0" fo:font-style="italic" fo:font-weight="bold" loext:opacity="100%"/>
    </style:style>
    <style:style style:family="text" style:name="CommentVarTok">
      <style:text-properties fo:color="#60a0b0" fo:font-style="italic" fo:font-weight="bold" loext:opacity="100%"/>
    </style:style>
    <style:style style:family="text" style:name="OtherTok">
      <style:text-properties fo:color="#007020" loext:opacity="100%"/>
    </style:style>
    <style:style style:family="text" style:name="FunctionTok">
      <style:text-properties fo:color="#06287e" loext:opacity="100%"/>
    </style:style>
    <style:style style:family="text" style:name="VariableTok">
      <style:text-properties fo:color="#19177c" loext:opacity="100%"/>
    </style:style>
    <style:style style:family="text" style:name="ControlFlowTok">
      <style:text-properties fo:color="#007020" fo:font-weight="bold" loext:opacity="100%"/>
    </style:style>
    <style:style style:family="text" style:name="OperatorTok">
      <style:text-properties fo:color="#666666" loext:opacity="100%"/>
    </style:style>
    <style:style style:family="text" style:name="BuiltInTok">
      <style:text-properties fo:color="#008000" loext:opacity="100%"/>
    </style:style>
    <style:style style:family="text" style:name="ExtensionTok"/>
    <style:style style:family="text" style:name="PreprocessorTok">
      <style:text-properties fo:color="#bc7a00" loext:opacity="100%"/>
    </style:style>
    <style:style style:family="text" style:name="AttributeTok">
      <style:text-properties fo:color="#7d9029" loext:opacity="100%"/>
    </style:style>
    <style:style style:family="text" style:name="RegionMarkerTok"/>
    <style:style style:family="text" style:name="InformationTok">
      <style:text-properties fo:color="#60a0b0" fo:font-style="italic" fo:font-weight="bold" loext:opacity="100%"/>
    </style:style>
    <style:style style:family="text" style:name="WarningTok">
      <style:text-properties fo:color="#60a0b0" fo:font-style="italic" fo:font-weight="bold" loext:opacity="100%"/>
    </style:style>
    <style:style style:family="text" style:name="AlertTok">
      <style:text-properties fo:color="#ff0000" fo:font-weight="bold" loext:opacity="100%"/>
    </style:style>
    <style:style style:family="text" style:name="ErrorTok">
      <style:text-properties fo:color="#ff0000" fo:font-weight="bold" loext:opacity="100%"/>
    </style:style>
    <style:style style:family="text" style:name="NormalTok"/>
    <style:style style:family="text" style:name="Definition"/>
    <style:style style:family="graphic" style:name="Graphics">
      <style:graphic-properties draw:fill="none" draw:fill-color="#729fcf" style:horizontal-pos="center" style:horizontal-rel="paragraph" style:number-wrapped-paragraphs="no-limit" style:vertical-pos="top" style:vertical-rel="paragraph" style:wrap="dynamic" style:wrap-contour="false" svg:x="0cm" svg:y="0cm" text:anchor-type="paragraph" fo:background-color="transparent"/>
    </style:style>
    <text:outline-style style:name="Outline">
      <text:outline-level-style style:num-format="" text:level="1" loext:num-list-format="%1%">
        <style:list-level-properties text:list-level-position-and-space-mode="label-alignment">
          <style:list-level-label-alignment text:label-followed-by="listtab" text:list-tab-stop-position="0.762cm" fo:margin-left="0.762cm" fo:text-indent="-0.762cm"/>
        </style:list-level-properties>
      </text:outline-level-style>
      <text:outline-level-style style:num-format="1" style:num-suffix="." text:level="2" loext:num-list-format="%2%.">
        <style:list-level-properties text:list-level-position-and-space-mode="label-alignment">
          <style:list-level-label-alignment text:label-followed-by="listtab" text:list-tab-stop-position="1.016cm" fo:margin-left="1.016cm" fo:text-indent="-1.016cm"/>
        </style:list-level-properties>
      </text:outline-level-style>
      <text:outline-level-style style:num-format="1" style:num-suffix="." text:display-levels="2" text:level="3" text:style-name="Numbering_20_Symbols" loext:num-list-format="%2%.%3%.">
        <style:list-level-properties text:list-level-position-and-space-mode="label-alignment">
          <style:list-level-label-alignment text:label-followed-by="listtab" text:list-tab-stop-position="1.27cm" fo:margin-left="1.27cm" fo:text-indent="-1.27cm"/>
        </style:list-level-properties>
      </text:outline-level-style>
      <text:outline-level-style style:num-format="1" style:num-suffix="." text:display-levels="3" text:level="4" text:style-name="Numbering_20_Symbols" loext:num-list-format="%2%.%3%.%4%.">
        <style:list-level-properties text:list-level-position-and-space-mode="label-alignment">
          <style:list-level-label-alignment text:label-followed-by="listtab" text:list-tab-stop-position="1.524cm" fo:margin-left="1.524cm" fo:text-indent="-1.524cm"/>
        </style:list-level-properties>
      </text:outline-level-style>
      <text:outline-level-style style:num-format="" text:level="5" loext:num-list-format="%5%">
        <style:list-level-properties text:list-level-position-and-space-mode="label-alignment">
          <style:list-level-label-alignment text:label-followed-by="listtab" text:list-tab-stop-position="1.778cm" fo:margin-left="1.778cm" fo:text-indent="-1.778cm"/>
        </style:list-level-properties>
      </text:outline-level-style>
      <text:outline-level-style style:num-format="" text:level="6" loext:num-list-format="%6%">
        <style:list-level-properties text:list-level-position-and-space-mode="label-alignment">
          <style:list-level-label-alignment text:label-followed-by="listtab" text:list-tab-stop-position="2.032cm" fo:margin-left="2.032cm" fo:text-indent="-2.032cm"/>
        </style:list-level-properties>
      </text:outline-level-style>
      <text:outline-level-style style:num-format="" text:level="7" loext:num-list-format="%7%">
        <style:list-level-properties text:list-level-position-and-space-mode="label-alignment">
          <style:list-level-label-alignment text:label-followed-by="listtab" text:list-tab-stop-position="2.286cm" fo:margin-left="2.286cm" fo:text-indent="-2.286cm"/>
        </style:list-level-properties>
      </text:outline-level-style>
      <text:outline-level-style style:num-format="" text:level="8" loext:num-list-format="%8%">
        <style:list-level-properties text:list-level-position-and-space-mode="label-alignment">
          <style:list-level-label-alignment text:label-followed-by="listtab" text:list-tab-stop-position="2.54cm" fo:margin-left="2.54cm" fo:text-indent="-2.54cm"/>
        </style:list-level-properties>
      </text:outline-level-style>
      <text:outline-level-style style:num-format="" text:level="9" loext:num-list-format="%9%">
        <style:list-level-properties text:list-level-position-and-space-mode="label-alignment">
          <style:list-level-label-alignment text:label-followed-by="listtab" text:list-tab-stop-position="2.794cm" fo:margin-left="2.794cm" fo:text-indent="-2.794cm"/>
        </style:list-level-properties>
      </text:outline-level-style>
      <text:outline-level-style style:num-format="" text:level="10" loext:num-list-format="%10%">
        <style:list-level-properties text:list-level-position-and-space-mode="label-alignment">
          <style:list-level-label-alignment text:label-followed-by="listtab" text:list-tab-stop-position="3.048cm" fo:margin-left="3.048cm" fo:text-indent="-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  <style:default-page-layout>
      <style:page-layout-properties style:layout-grid-standard-mode="true" style:writing-mode="lr-tb"/>
    </style:default-page-layout>
    <loext:theme loext:name="Office Theme">
      <loext:theme-colors loext:name="LibreOffice">
        <loext:color loext:color="#000000" loext:name="dark1"/>
        <loext:color loext:color="#ffffff" loext:name="light1"/>
        <loext:color loext:color="#000000" loext:name="dark2"/>
        <loext:color loext:color="#ffffff" loext:name="light2"/>
        <loext:color loext:color="#18a303" loext:name="accent1"/>
        <loext:color loext:color="#0369a3" loext:name="accent2"/>
        <loext:color loext:color="#a33e03" loext:name="accent3"/>
        <loext:color loext:color="#8e03a3" loext:name="accent4"/>
        <loext:color loext:color="#c99c00" loext:name="accent5"/>
        <loext:color loext:color="#c9211e" loext:name="accent6"/>
        <loext:color loext:color="#0000ee" loext:name="hyperlink"/>
        <loext:color loext:color="#551a8b" loext:name="followed-hyperlink"/>
      </loext:theme-colors>
    </loext:theme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start"/>
      <style:text-properties style:font-name="Manjari Regular1" fo:country="ES" fo:language="es"/>
    </style:style>
    <style:style style:family="text" style:name="MT1">
      <style:text-properties officeooo:rsid="05670e7d" style:font-style-asian="italic" style:font-style-complex="italic" fo:color="#999999" fo:font-style="italic" loext:opacity="100%"/>
    </style:style>
    <style:style style:family="text" style:name="MT2">
      <style:text-properties officeooo:rsid="031eb3f6" style:font-style-asian="italic" style:font-style-complex="italic" fo:color="#999999" fo:font-style="italic" loext:opacity="100%"/>
    </style:style>
    <style:style style:family="text" style:name="MT3">
      <style:text-properties officeooo:rsid="055f3d07" style:font-style-asian="italic" style:font-style-complex="italic" fo:color="#999999" fo:font-style="italic" loext:opacity="100%"/>
    </style:style>
    <style:style style:family="text" style:name="MT4">
      <style:text-properties officeooo:rsid="05654921" style:font-style-asian="italic" style:font-style-complex="italic" fo:color="#999999" fo:font-style="italic" loext:opacity="100%"/>
    </style:style>
    <style:page-layout style:name="Mpm1">
      <style:page-layout-properties style:footnote-max-height="0cm" style:layout-grid-base-height="0.55cm" style:layout-grid-base-width="0.37cm" style:layout-grid-color="#c0c0c0" style:layout-grid-display="true" style:layout-grid-lines="44" style:layout-grid-mode="none" style:layout-grid-print="true" style:layout-grid-ruby-below="false" style:layout-grid-ruby-height="0cm" style:layout-grid-snap-to="true" style:num-format="1" style:print-orientation="portrait" style:writing-mode="lr-tb" fo:margin-bottom="2cm" fo:margin-left="2cm" fo:margin-right="2cm" fo:margin-top="2cm" fo:page-height="29.7cm" fo:page-width="21.001cm" loext:margin-gutter="0cm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/>
      <style:footer-style>
        <style:header-footer-properties fo:margin-left="0cm" fo:margin-right="0cm" fo:margin-top="0.499cm" fo:min-height="0cm"/>
      </style:footer-style>
    </style:page-layout>
    <style:page-layout style:name="Mpm2">
      <style:page-layout-properties draw:fill="solid" draw:fill-color="#000000" draw:opacity="100%" style:footnote-max-height="0cm" style:layout-grid-base-height="0.55cm" style:layout-grid-base-width="0.37cm" style:layout-grid-color="#c0c0c0" style:layout-grid-display="true" style:layout-grid-lines="44" style:layout-grid-mode="none" style:layout-grid-print="true" style:layout-grid-ruby-below="false" style:layout-grid-ruby-height="0cm" style:layout-grid-snap-to="true" style:num-format="1" style:print-orientation="portrait" style:writing-mode="lr-tb" fo:background-color="#000000" fo:margin-bottom="2cm" fo:margin-left="2cm" fo:margin-right="2cm" fo:margin-top="2cm" fo:page-height="29.7cm" fo:page-width="21.001cm" loext:margin-gutter="0cm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/>
      <style:footer-style/>
    </style:page-layout>
    <style:page-layout style:name="Mpm3">
      <style:page-layout-properties style:footnote-max-height="0cm" style:layout-grid-base-height="0.55cm" style:layout-grid-base-width="0.37cm" style:layout-grid-color="#c0c0c0" style:layout-grid-display="true" style:layout-grid-lines="44" style:layout-grid-mode="none" style:layout-grid-print="true" style:layout-grid-ruby-below="false" style:layout-grid-ruby-height="0cm" style:layout-grid-snap-to="true" style:num-format="1" style:print-orientation="portrait" style:writing-mode="lr-tb" fo:margin-bottom="2cm" fo:margin-left="2cm" fo:margin-right="2cm" fo:margin-top="2cm" fo:page-height="29.7cm" fo:page-width="21.001cm" loext:margin-gutter="0cm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/>
      <style:footer-style/>
    </style:page-layout>
    <style:style style:family="drawing-page" style:name="Mdp1">
      <style:drawing-page-properties draw:background-size="full"/>
    </style:style>
    <style:style style:family="drawing-page" style:name="Mdp2">
      <style:drawing-page-properties draw:background-size="full" draw:fill="solid" draw:fill-color="#000000" draw:opacity="100%"/>
    </style:style>
  </office:automatic-styles>
  <office:master-styles>
    <style:master-page draw:style-name="Mdp1" style:name="Standard" style:page-layout-name="Mpm1">
      <style:footer>
        <text:p text:style-name="MP1"><text:span text:style-name="MT1">Programación en Python</text:span><text:span text:style-name="MT2"><text:tab/><text:tab/></text:span><text:span text:style-name="MT3">P</text:span><text:span text:style-name="MT4">ágina</text:span><text:span text:style-name="MT3"> </text:span><text:span text:style-name="MT3"><text:page-number text:select-page="current">1</text:page-number></text:span></text:p>
      </style:footer>
    </style:master-page>
    <style:master-page draw:style-name="Mdp2" style:display-name="First Page" style:name="First_20_Page" style:next-style-name="Index" style:page-layout-name="Mpm2"/>
    <style:master-page draw:style-name="Mdp1" style:name="Index" style:next-style-name="Standard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3</meta:generator>
    <dc:title/>
    <dc:description/>
    <dc:subject/>
    <meta:keyword/>
    <meta:initial-creator/>
    <dc:creator/>
    <meta:creation-date>2024-09-10T15:30:52Z</meta:creation-date>
    <dc:date>2024-09-10T15:30:52Z</dc:date>
  </office:meta>
</office:document-meta>
</file>